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style>
    <style:style style:name="P2" style:family="paragraph" style:parent-style-name="Footer">
      <style:paragraph-properties fo:text-align="end" style:justify-single-word="false"/>
      <style:text-properties style:font-name="Arial Narrow" fo:font-size="10pt" style:font-size-asian="10pt"/>
    </style:style>
    <style:style style:name="P3" style:family="paragraph" style:parent-style-name="Standard">
      <style:paragraph-properties fo:margin-top="0.0201in" fo:margin-bottom="0.0799in" loext:contextual-spacing="false" fo:line-height="115%"/>
      <style:text-properties fo:font-size="12pt" style:font-size-asian="12pt" style:font-name-complex="Arial1" style:font-size-complex="12pt"/>
    </style:style>
    <style:style style:name="P4" style:family="paragraph" style:parent-style-name="Standard">
      <style:paragraph-properties fo:margin-top="0.0201in" fo:margin-bottom="0.0799in" loext:contextual-spacing="false" fo:line-height="115%"/>
      <style:text-properties fo:font-size="12pt" style:font-size-asian="12pt" style:font-size-complex="12pt"/>
    </style:style>
    <style:style style:name="P5" style:family="paragraph" style:parent-style-name="Standard">
      <style:paragraph-properties fo:margin-top="0.0201in" fo:margin-bottom="0.0799in" loext:contextual-spacing="false" fo:line-height="115%"/>
      <style:text-properties fo:font-size="12pt" fo:font-weight="bold" style:font-size-asian="12pt" style:font-weight-asian="bold" style:font-name-complex="Arial1" style:font-size-complex="12pt"/>
    </style:style>
    <style:style style:name="P6" style:family="paragraph" style:parent-style-name="Standard">
      <style:paragraph-properties fo:margin-top="0.0201in" fo:margin-bottom="0.0799in" loext:contextual-spacing="false" fo:line-height="115%"/>
      <style:text-properties fo:font-size="13pt" style:font-size-asian="13pt" style:font-size-complex="13pt"/>
    </style:style>
    <style:style style:name="P7" style:family="paragraph" style:parent-style-name="Standard">
      <style:paragraph-properties fo:margin-top="0.0201in" fo:margin-bottom="0.0799in" loext:contextual-spacing="false" fo:line-height="115%"/>
      <style:text-properties fo:font-size="13pt" fo:font-weight="bold" style:font-size-asian="13pt" style:font-weight-asian="bold" style:font-name-complex="Arial1" style:font-size-complex="13pt"/>
    </style:style>
    <style:style style:name="P8" style:family="paragraph" style:parent-style-name="Standard">
      <style:paragraph-properties fo:margin-top="0.0201in" fo:margin-bottom="0.0799in" loext:contextual-spacing="false" fo:line-height="115%"/>
      <style:text-properties fo:font-size="14pt" fo:font-weight="bold" style:font-size-asian="14pt" style:font-weight-asian="bold" style:font-name-complex="Arial1" style:font-size-complex="14pt"/>
    </style:style>
    <style:style style:name="P9" style:family="paragraph" style:parent-style-name="Standard">
      <style:paragraph-properties fo:margin-top="0.0201in" fo:margin-bottom="0.0799in" loext:contextual-spacing="false" fo:line-height="115%" fo:padding="0in" fo:border="none"/>
    </style:style>
    <style:style style:name="P10" style:family="paragraph" style:parent-style-name="Title">
      <style:paragraph-properties fo:margin-top="0.0201in" fo:margin-bottom="0.0799in" loext:contextual-spacing="false" fo:line-height="115%" fo:break-before="page"/>
      <style:text-properties style:font-name="cambria"/>
    </style:style>
    <style:style style:name="P11" style:family="paragraph" style:parent-style-name="Title">
      <style:paragraph-properties fo:margin-top="0.0201in" fo:margin-bottom="0.0799in" loext:contextual-spacing="false" fo:line-height="115%" fo:break-before="page"/>
    </style:style>
    <style:style style:name="P12" style:family="paragraph" style:parent-style-name="Heading_20_1">
      <style:paragraph-properties fo:margin-top="0.0201in" fo:margin-bottom="0.0799in" loext:contextual-spacing="false" fo:line-height="115%"/>
      <style:text-properties fo:font-size="12pt" style:font-size-asian="12pt" style:font-size-complex="12pt"/>
    </style:style>
    <style:style style:name="P13" style:family="paragraph" style:parent-style-name="Standard">
      <style:paragraph-properties fo:margin-left="0.5in" fo:margin-right="0in" fo:margin-top="0.0201in" fo:margin-bottom="0.0799in" loext:contextual-spacing="false" fo:line-height="115%" fo:text-indent="0in" style:auto-text-indent="false"/>
      <style:text-properties fo:font-size="12pt" style:font-size-asian="12pt" style:font-size-complex="12pt"/>
    </style:style>
    <style:style style:name="P14" style:family="paragraph" style:parent-style-name="Standard">
      <style:paragraph-properties fo:margin-left="0.5in" fo:margin-right="0in" fo:margin-top="0.0201in" fo:margin-bottom="0.0799in" loext:contextual-spacing="false" fo:line-height="115%" fo:text-indent="0in" style:auto-text-indent="false"/>
      <style:text-properties fo:font-size="12pt" style:font-size-asian="12pt" style:font-name-complex="Arial1" style:font-size-complex="12pt"/>
    </style:style>
    <style:style style:name="P15" style:family="paragraph" style:parent-style-name="Standard">
      <style:paragraph-properties fo:margin-left="0.5in" fo:margin-right="0in" fo:margin-top="0.0201in" fo:margin-bottom="0.0799in" loext:contextual-spacing="false" fo:line-height="115%" fo:text-indent="0in" style:auto-text-indent="false"/>
    </style:style>
    <style:style style:name="P16" style:family="paragraph" style:parent-style-name="Standard">
      <style:paragraph-properties fo:margin-left="0.25in" fo:margin-right="0in" fo:margin-top="0.0201in" fo:margin-bottom="0.0799in" loext:contextual-spacing="false" fo:line-height="115%" fo:text-indent="0in" style:auto-text-indent="false"/>
      <style:text-properties fo:font-size="12pt" style:font-size-asian="12pt" style:font-name-complex="Arial1" style:font-size-complex="12pt"/>
    </style:style>
    <style:style style:name="P17" style:family="paragraph" style:parent-style-name="Standard">
      <style:paragraph-properties fo:margin-left="0.25in" fo:margin-right="0in" fo:margin-top="0.0201in" fo:margin-bottom="0.0799in" loext:contextual-spacing="false" fo:line-height="115%" fo:text-indent="0in" style:auto-text-indent="false"/>
      <style:text-properties fo:font-size="12pt" style:font-size-asian="12pt" style:font-size-complex="12pt"/>
    </style:style>
    <style:style style:name="P18" style:family="paragraph" style:parent-style-name="Standard" style:list-style-name="WWNum1">
      <style:paragraph-properties fo:margin-top="0.0201in" fo:margin-bottom="0.0799in" loext:contextual-spacing="false" fo:line-height="115%"/>
      <style:text-properties fo:font-size="12pt" style:font-size-asian="12pt" style:font-name-complex="Arial1" style:font-size-complex="12pt"/>
    </style:style>
    <style:style style:name="P19" style:family="paragraph" style:parent-style-name="Standard" style:list-style-name="WWNum2">
      <style:paragraph-properties fo:margin-top="0.0201in" fo:margin-bottom="0.0799in" loext:contextual-spacing="false" fo:line-height="115%"/>
      <style:text-properties fo:font-size="12pt" style:font-size-asian="12pt" style:font-size-complex="12pt"/>
    </style:style>
    <style:style style:name="P20" style:family="paragraph" style:parent-style-name="Title" style:master-page-name="Standard">
      <style:paragraph-properties fo:margin-top="0.0201in" fo:margin-bottom="0.0799in" loext:contextual-spacing="false" fo:line-height="115%" style:page-number="auto"/>
      <style:text-properties style:font-name="cambria"/>
    </style:style>
    <style:style style:name="P21" style:family="paragraph" style:parent-style-name="Title" style:list-style-name="">
      <style:paragraph-properties fo:margin-top="0.0201in" fo:margin-bottom="0.0799in" loext:contextual-spacing="false" fo:line-height="115%" fo:break-before="page"/>
      <style:text-properties style:font-name="cambria"/>
    </style:style>
    <style:style style:name="T1" style:family="text">
      <style:text-properties style:font-name-complex="Arial1"/>
    </style:style>
    <style:style style:name="T2" style:family="text">
      <style:text-properties fo:font-style="italic" style:font-style-asian="italic" style:font-name-complex="Arial1"/>
    </style:style>
    <style:style style:name="T3" style:family="text">
      <style:text-properties style:text-position="super 58%" style:font-name-complex="Arial1"/>
    </style:style>
    <style:style style:name="T4" style:family="text">
      <style:text-properties fo:font-weight="bold" style:font-weight-asian="bold" style:font-name-complex="Arial1"/>
    </style:style>
    <style:style style:name="T5" style:family="text">
      <style:text-properties officeooo:rsid="0018ad79"/>
    </style:style>
    <style:style style:name="T6" style:family="text">
      <style:text-properties style:font-name="cambria"/>
    </style:style>
    <style:style style:name="T7" style:family="text">
      <style:text-properties fo:font-size="12pt" fo:font-weight="bold" style:font-size-asian="12pt" style:font-weight-asian="bold" style:font-name-complex="Arial1" style:font-size-complex="12pt"/>
    </style:style>
    <style:style style:name="T8" style:family="text">
      <style:text-properties fo:font-size="12pt" style:font-size-asian="12pt" style:font-name-complex="Arial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ession <text:span text:style-name="T5">14</text:span> - Generational Curses</text:p>
      <text:p text:style-name="P6">One of the secret snares used by the enemy is to keep God’s people in doubt and unbelief when it comes to the possible effect of a generational curse. In this session we want you to understand that a generational sin could be the reason you are still in bondage; a sin of your forefather, an ancestral sin or a generational curse passed down from your forefathers. </text:p>
      <text:p text:style-name="P6">Understand that just because your father, your mother, your grandfather or your grandmother struggled with a sin or particular behavior, sickness or disease, does not automatically impute the sin on their ancestors. It does mean, however, that there may be a bend, propensity or weakness, perhaps a genetic weakness in that area that effects your life and that of your children.</text:p>
      <text:p text:style-name="P6">Satan, because he’s been around since the beginning of time, knows your family tree and lineage and he knows when he has legal access or legal right to visit you with a certain sin, behavior, besetting sin or iniquity. The enemy will do test the ground to see if he can put a hook in your life in the same way that he got grandpa or grandma or mom or dad. Understand that you can have actively working in your life today a generational curse. </text:p>
      <text:p text:style-name="P6">In the following we’ll talk about the causes of curses and the causes of sin. Since Blessings and curses are spiritual in nature we will explore what the bible has to say. We’ll see the Scriptural types and see the biblical pattern of how this worked in others. The goal is to break or renounce generational curses. </text:p>
      <text:p text:style-name="P6"/>
      <text:p text:style-name="P7"/>
      <text:p text:style-name="P10">The Iniquities of the Generations</text:p>
      <text:h text:style-name="P12" text:outline-level="1">The Sins of the Fathers</text:h>
      <text:p text:style-name="P13"><text:span text:style-name="T1">Exodus 20:5 - “</text:span><text:span text:style-name="T2">You shall now bow down to them nor serve them. <text:s/>For I the Lord your God, am a jealous God, visiting the iniquity of the fathers upon the children to the third and fourth generations of those who hate Me</text:span><text:span text:style-name="T1">.” (NKJV)</text:span></text:p>
      <text:p text:style-name="P13"><text:span text:style-name="T1">Deuteronomy 5:9 - “</text:span><text:span text:style-name="T2">You shall not bow down to them nor serve them. <text:s/>For I the Lord your God, am a jealous God, visiting the iniquity of the fathers upon the children to the third and fourth generations of those who hate Me</text:span><text:span text:style-name="T1">.” (NKJV)</text:span></text:p>
      <text:p text:style-name="P13"><text:span text:style-name="T1">Ezekiel 18:2 - “</text:span><text:span text:style-name="T2">What do you mean when you use this proverb concerning the land of Israel, saying, ‘The fathers have eaten sour grapes, and the children’s teeth are set on edge’</text:span><text:span text:style-name="T1">”?</text:span></text:p>
      <text:h text:style-name="P12" text:outline-level="1">Jews Understood Blessings and Curses</text:h>
      <text:p text:style-name="P13"><text:span text:style-name="T1">Hebrews 7: 9-10 - “</text:span><text:span text:style-name="T2">Even Levi, who receives tithes, paid tithes through Abraham, so to speak, for he was still in the loins of his father when Melchizekdek met him</text:span><text:span text:style-name="T1">.” (NKJV)</text:span></text:p>
      <text:p text:style-name="P13"><text:span text:style-name="T1">Matthew 27:25 - “</text:span><text:span text:style-name="T2">And all the people answered and said, ‘His blood be on us and on our children</text:span><text:span text:style-name="T1">.’” (NKJV)</text:span></text:p>
      <text:h text:style-name="P12" text:outline-level="1">Jews Confessed Generational Sins</text:h>
      <text:p text:style-name="P13"><text:span text:style-name="T1">Daniel 9:1-9 - “</text:span><text:span text:style-name="T2">In the first year of Darius the son of Ahaseuras, of the lineage of the Medes, who made king over the realm of the Chaldeans— in the first year of His reign I, Daniel, understood by the books the number of the years specified by the word of the Lord through Jeremiah the prophet, that He would accomplish seventy years in the desolations of Jerusalem. <text:s/>Then I set my face toward the Lord God to make request by prayer and supplications, with fasting, sackcloth and ashes. <text:s/>And I prayed to the Lord my God, and made confession, and said, ‘O Lord, great and awesome God, who keeps His covenant and mercy with those who love Him, and with those who keep His commandments, we have sinned and committed iniquity, we have done wickedly and rebelled, even by departing from Your precepts and Your judgments. <text:s/>Neither have we heeded Your servants the prophets, who spoke in Your name to our kings and our princes, to our fathers and all the people of the land. <text:s/>O Lord, righteousness belongs to You, but to us shame of face, as it is this day—to the men of Judah, to the inhabitants of Jerusalem and all Israel, those near and those far off in all the countries to which You have driven them, because of the unfaithfulness which they have committed against you. <text:s/>O Lord to us belongs shame of face, to our kings, our princes and our fathers because we have sinned against You. <text:s/>To the Lord our God belong mercy and forgiveness, though we have rebelled against Him</text:span><text:span text:style-name="T1">”. (NKJV)</text:span></text:p>
      <text:p text:style-name="P14"/>
      <text:p text:style-name="P13"><text:soft-page-break/><text:span text:style-name="T1">I Peter 1:8 - “</text:span><text:span text:style-name="T2">Knowing that you were not redeemed with corruptible things, like silver or gold, from your aimless conduct received by tradition from your fathers.”</text:span><text:span text:style-name="T1"> (NKJV)</text:span></text:p>
      <text:h text:style-name="P12" text:outline-level="1">Sin and Iniquity</text:h>
      <text:p text:style-name="P14">Sin – Missing the mark (arrow falling short)</text:p>
      <text:p text:style-name="P13"><text:span text:style-name="T1">Iniquity – Arranged tendency to sin – 2</text:span><text:span text:style-name="T3">nd</text:span><text:span text:style-name="T1"> nature sins (crooked arrow to start with – causing it to fall short)</text:span></text:p>
      <text:p text:style-name="P13"><text:span text:style-name="T1">Psalm 51:5 - “</text:span><text:span text:style-name="T2">Behold, I was brought forth in iniquity, and in sin my mother conceived me</text:span><text:span text:style-name="T1">.” (NKJV)</text:span></text:p>
      <text:h text:style-name="P12" text:outline-level="1">Iniquity – Besetting sin</text:h>
      <text:p text:style-name="P13"><text:span text:style-name="T1">Hebrews 12:1 - (The Race of Faith) - “</text:span><text:span text:style-name="T2">Therefore we also, since we are surrounded by so great a cloud of witnesses, let us lay aside every weight, and the sin which so easily ensnares us, and let us run with endurance the race that is set before us</text:span><text:span text:style-name="T1">”. (NKJV)</text:span></text:p>
      <text:p text:style-name="P13"><text:span text:style-name="T1">Galatians 3:13 - “</text:span><text:span text:style-name="T2">Christ has redeemed us from the curse of the law, having become a curse for us (for it is written, ‘Cursed is everyone who hangs on a tree’</text:span><text:span text:style-name="T1">)”. <text:s/>(NKJV)</text:span></text:p>
      <text:h text:style-name="P12" text:outline-level="1">Laws Operate</text:h>
      <text:p text:style-name="P14">Law of gravity; Law of reaping and sowing; Law of judgment; Law of increase</text:p>
      <text:h text:style-name="P12" text:outline-level="1">Spiritual Laws</text:h>
      <text:p text:style-name="P13"><text:span text:style-name="T1">Galatians 6:7 - “</text:span><text:span text:style-name="T2">Do not be deceived, God is not mocked; for whatever a man sows, that he will also reap</text:span><text:span text:style-name="T1">.” (NKJV)</text:span></text:p>
      <text:p text:style-name="P13"><text:span text:style-name="T1">Matthew 7:1 - “</text:span><text:span text:style-name="T2">Judge not that you be not judged</text:span><text:span text:style-name="T1">.” (NKJV)</text:span></text:p>
      <text:p text:style-name="P13"><text:span text:style-name="T1">Luke 6:37 - “</text:span><text:span text:style-name="T2">Judge not, and you shall not be judged. <text:s/>Condemn not, and you shall not be condemned</text:span><text:span text:style-name="T1">.” (NKJV)</text:span></text:p>
      <text:h text:style-name="P12" text:outline-level="1">Iniquities Affect Individuals, Families, People Groups</text:h>
      <text:p text:style-name="P14">Cain; David; Noah; Amorites</text:p>
      <text:p text:style-name="P13"><text:span text:style-name="T1">Genesis 4:8 - “</text:span><text:span text:style-name="T2">Now Cain talked with Abel his brother; and it came to pass, when they were in the field, that Cain rose up against Abel his brother and killed him</text:span><text:span text:style-name="T1">.” (NKJV)</text:span></text:p>
      <text:p text:style-name="P13"><text:span text:style-name="T1">Genesis 4:23 - “</text:span><text:span text:style-name="T2">Then Lamech said to his wives: ‘Adah and Zillah, hear my voice; wives of Lamech, listen to my speech! <text:s/>For I have killed a man for wounding me, even a young man for hurting me</text:span><text:span text:style-name="T1">.” (NKJV)</text:span></text:p>
      <text:p text:style-name="P14"/>
      <text:p text:style-name="P13"><text:span text:style-name="T1">I Kings 11:1 – (Solomon’s heart turns from the Lord) - “</text:span><text:span text:style-name="T2">But King Solomon loved many foreign women, as well as the daughter of Pharoah: women of the Moabites, Ammonites, Edomites, Sidonians and Hittites</text:span><text:span text:style-name="T1">.” (NKJV)</text:span></text:p>
      <text:p text:style-name="P13"><text:soft-page-break/><text:span text:style-name="T1">Genesis 6:9 – (Noah Pleases God) - “</text:span><text:span text:style-name="T2">This is the genealogy of Noah. <text:s/>Noah was a just man, perfect in his generations. <text:s/>Noah walked with God</text:span><text:span text:style-name="T1">.” (NKJV)</text:span></text:p>
      <text:p text:style-name="P13"><text:span text:style-name="T1">Genesis 9:11-22 - “</text:span><text:span text:style-name="T2">Thus I establish My covenant with you: Never again shall all flesh be cut off by the waters of the flood; never again shall there be a flood to destroy the earth. <text:s/>And God said: ‘This is the sign of the covenant which I make between Me and you, and every living creature that is with you, for perpetual generations. <text:s/>I set My rainbow in the cloud, and it shall be for the sign of the covenant between me and the earth. <text:s/>It shall be, when I bring a cloud over the earth, that the rainbow shall be seen in the cloud; and I will remember my covenant which is between Me and you and every living creature of all flesh; the waters shall never again become a flood to destroy all flesh. <text:s/>The rainbow shall be in the cloud, and I will look on it to remember the everlasting covenant between God and every living creature of all flesh that is on the earth.’ <text:s/>And God said to Noah, ‘This is the sign of the covenant which I have established between Me and all flesh that is on the earth.’ <text:s/>Now the sons of Noah who went out of the ark were Shem, Ham and Japheth. <text:s/>And Ham was the father of Canaan. <text:s/>These three were the sons of Noah, and from these the whole earth was populated. <text:s/>And Noah began to be a farmer, and he planted a vineyard. <text:s/>Then he drank of the wine and was drunk, and became uncovered in his tent. <text:s/>And Ham, the father of Canaan, saw the nakedness of his father, and told his two brothers outside</text:span><text:span text:style-name="T1">.” (NKJV)</text:span></text:p>
      <text:p text:style-name="P13"><text:span text:style-name="T1">Leviticus 18:6 - “</text:span><text:span text:style-name="T2">None of you shall approach anyone who is near of kin to him, to uncover his nakedness; <text:s/>I am the Lord</text:span><text:span text:style-name="T1">.” (NKJV)</text:span></text:p>
      <text:p text:style-name="P13"><text:span text:style-name="T1">Genesis 19:5 - “</text:span><text:span text:style-name="T2">And they called to Lot and said to him, ‘Where are these men who came to you tonight? <text:s/>Bring them out to us that we may know them carnally</text:span><text:span text:style-name="T1">.’” (NKJV)</text:span></text:p>
      <text:p text:style-name="P13"><text:span text:style-name="T1">Genesis 15:16 - “</text:span><text:span text:style-name="T2">But in the fourth generation they shall return here, for the iniquity of the Amorites is not yet complete</text:span><text:span text:style-name="T1">.”</text:span></text:p>
      <text:p text:style-name="P14"/>
      <text:p text:style-name="P11"><text:span text:style-name="T6">Generational Curses</text:span> </text:p>
      <text:p text:style-name="P3">Generational Curses produce a spiritual genetic weakness towards a particular. Blessings empower you to succeed, but curses are to make you fail. Blessings cause us to believe God and love others. Curses cause us to sin and may continue through our family line causing your children to continue to sin.</text:p>
      <text:h text:style-name="P12" text:outline-level="1">Examples of family iniquity to look for (ungodly patterns)</text:h>
      <text:list xml:id="list3146802006" text:style-name="WWNum1">
        <text:list-item>
          <text:p text:style-name="P18">Lawlessness</text:p>
        </text:list-item>
        <text:list-item>
          <text:p text:style-name="P18">Rebellion</text:p>
        </text:list-item>
        <text:list-item>
          <text:p text:style-name="P18">Mental/emotional breakdown</text:p>
        </text:list-item>
        <text:list-item>
          <text:p text:style-name="P18">Criticalness</text:p>
        </text:list-item>
        <text:list-item>
          <text:p text:style-name="P18">Control</text:p>
        </text:list-item>
        <text:list-item>
          <text:p text:style-name="P18">Anger</text:p>
        </text:list-item>
        <text:list-item>
          <text:p text:style-name="P18">Barrenness</text:p>
        </text:list-item>
        <text:list-item>
          <text:p text:style-name="P18">Deception</text:p>
        </text:list-item>
        <text:list-item>
          <text:p text:style-name="P18">Suicides</text:p>
        </text:list-item>
      </text:list>
      <text:p text:style-name="P16">10.<text:tab/>Insecurity and fear</text:p>
      <text:p text:style-name="P16">11.<text:tab/>Financial insufficiency/failure</text:p>
      <text:p text:style-name="P16">12.<text:tab/>Sexual immorality</text:p>
      <text:p text:style-name="P16">13.<text:tab/>Anger/rage</text:p>
      <text:p text:style-name="P16">14.<text:tab/>Witchcraft, occult, Satanism</text:p>
      <text:p text:style-name="P16">15.<text:tab/>Depression</text:p>
      <text:h text:style-name="P12" text:outline-level="1">God’s Remedy </text:h>
      <text:p text:style-name="P17"><text:span text:style-name="T1">Isaiah 53:5 - “</text:span><text:span text:style-name="T2">But He was wounded for our transgressions, He was bruised for our iniquities; The chastisement for our peace was upon Him, and by His stripes we are healed</text:span><text:span text:style-name="T1">.” (NKJV)</text:span></text:p>
      <text:p text:style-name="P17"><text:span text:style-name="T1">Galatians 3:13 - “</text:span><text:span text:style-name="T2">Christ has redeemed us from the curse of the law, having become a curse for us (for it is written, ‘Cursed is everyone who hangs on a tree’</text:span><text:span text:style-name="T1">)” (NKJV)</text:span></text:p>
      <text:p text:style-name="P17"><text:span text:style-name="T1">Hebrews 8:12 - “</text:span><text:span text:style-name="T2">For I will be merciful to their unrighteousness, and their sins and their lawless deeds I will remember no more</text:span><text:span text:style-name="T1">.” (NKJV)</text:span></text:p>
      <text:p text:style-name="P17"><text:span text:style-name="T1">Hebrews 10:17 - “</text:span><text:span text:style-name="T2">Then he adds, ‘Their sins and their lawless deeds I will remember no more</text:span><text:span text:style-name="T1">.” (NKJV)</text:span></text:p>
      <text:p text:style-name="P16"/>
      <text:p text:style-name="P5"/>
      <text:p text:style-name="P10">Spiritual Basis for Your Freedom</text:p>
      <text:h text:style-name="P12" text:outline-level="1">Believe, receive and confess Jesus as Lord.</text:h>
      <text:h text:style-name="P12" text:outline-level="1">Repent and Renounce</text:h>
      <text:p text:style-name="P17"><text:span text:style-name="T1">2 Corinthians 4:2 - “</text:span><text:span text:style-name="T2">But we have renounced the hidden things of shame, not walking in craftiness nor handling the Word of God deceitfully, but by manifestation of the truth commending ourselves to every man’s conscience in the sight of God</text:span><text:span text:style-name="T1">.” (NKJV)</text:span></text:p>
      <text:p text:style-name="P17"><text:span text:style-name="T1">Leviticus 26:40 “</text:span><text:span text:style-name="T2">But if they confess their iniquity and the iniquity of their fathers, with their unfaithfulness in which they were unfaithful to Me, and that they also have walked contrary to me</text:span><text:span text:style-name="T1">.” (NKJV)</text:span></text:p>
      <text:h text:style-name="P12" text:outline-level="1">Pray</text:h>
      <text:p text:style-name="P17"><text:span text:style-name="T1">Jeremiah 23:29 - “’</text:span><text:span text:style-name="T2">Is not My word like a fire?’ says the Lord, and like a hammer that breaks the rock in pieces</text:span><text:span text:style-name="T1">?” (NKJV)</text:span></text:p>
      <text:h text:style-name="P12" text:outline-level="1">Fast</text:h>
      <text:p text:style-name="P17"><text:span text:style-name="T1">Isaiah 58 – (Fasting that Pleases God) - “</text:span><text:span text:style-name="T2">Cry aloud, spare not; Lift up your voice like a trumpet; Tell my people their transgression, and the house of Jacob their sins</text:span><text:span text:style-name="T1">.” (NKJV)</text:span></text:p>
      <text:h text:style-name="P12" text:outline-level="1">Walk in the Spirit and You Won’t Fulfill the Lust of the Flesh</text:h>
      <text:p text:style-name="P16">2 Corinthians 7:1- (The Corinthian’s Repentance) - “Therefore, having these promises, beloved, let us cleanse ourselves from all filthiness of the flesh and spirit, perfecting holiness in the fear of God.” (NKJV)</text:p>
      <text:p text:style-name="P17"><text:span text:style-name="T1">I John 1:9 - “</text:span><text:span text:style-name="T2">If we confess our sins, He is faithful and just to forgive us our sins and to cleanse us from all unrighteousness</text:span><text:span text:style-name="T1">.” (NKJV)</text:span></text:p>
      <text:p text:style-name="P17"><text:span text:style-name="T1">Ephesians 6:10 – (The Whole Armor of God) - “</text:span><text:span text:style-name="T2">Finally, my brethren, be strong in the Lord and in the power of His might</text:span><text:span text:style-name="T1">.” (NKJV)</text:span></text:p>
      <text:p text:style-name="P3"/>
      <text:p text:style-name="P3"/>
      <text:p text:style-name="P10">Frequently Re-Occurring Sins </text:p>
      <text:p text:style-name="P4"><text:span text:style-name="T1">Often a person is plagued by </text:span>frequently re-occurring sins similar to a sin his father or grandfather was also plagued with. This type of generational sin is often the result of a past curse placed on an ancestor. The following list are examples of these types of generational curses.</text:p>
      <text:list xml:id="list871878571" text:style-name="WWNum2">
        <text:list-item>
          <text:p text:style-name="P19"><text:span text:style-name="T4">Abandonment</text:span><text:span text:style-name="T1">: rejection, desertion, unprotection, bitterness, resentment, unforgiveness, hatred, self-hatred.</text:span></text:p>
        </text:list-item>
        <text:list-item>
          <text:p text:style-name="P19"><text:span text:style-name="T4">Control</text:span><text:span text:style-name="T1">: [with all possessiveness, manipulation, dominance/passivity] perfectionism, self-sufficiency and independence, pride, arrogance, self-importance, self-centeredness, false humility, prejudice.</text:span></text:p>
        </text:list-item>
        <text:list-item>
          <text:p text:style-name="P19"><text:span text:style-name="T4">Idolatry</text:span><text:span text:style-name="T1">: [The idols of social status, image, wealth, power, children, mate, possessions, position, ministry, parents, self].</text:span></text:p>
        </text:list-item>
        <text:list-item>
          <text:p text:style-name="P19"><text:span text:style-name="T4">Rebellious Behavior</text:span><text:span text:style-name="T1">: Jealousy, envy, selfishness, criticalness, judging, gossiping, murmuring, slander, deception, lying, denial, secretiveness, untrustworthiness, unfaithfulness, divorce, and division. Disobedience, defiance, stubbornness, mistrust, and the rejection of wisdom.</text:span></text:p>
        </text:list-item>
        <text:list-item>
          <text:p text:style-name="P19"><text:span text:style-name="T4">Emotional dependency</text:span><text:span text:style-name="T1">: Co-dependency, unworthiness, low self-esteem, inferiority, insecurity, fear, anxiety, worry, double-mindedness, confusion, apathy, procrastination, hopelessness, escape, withdrawal, isolation, depression.</text:span></text:p>
        </text:list-item>
        <text:list-item>
          <text:p text:style-name="P19"><text:span text:style-name="T4">Financial failure</text:span><text:span text:style-name="T1">: Debt, poverty, undisciplined spending, greed, stinginess, defeatedness, unfruitfulness.</text:span></text:p>
        </text:list-item>
        <text:list-item>
          <text:p text:style-name="P19"><text:span text:style-name="T4">Sexual sins</text:span><text:span text:style-name="T1">: Fornication, homosexuality, lust, masturbation, sexual fantasizing, telephone/cyber sex, exhibitionism [wanting others to see your nakedness], sexy novels, TV shows depicting ungodly lifestyles, X rated movies, seductive actions, heavy petting, abortion, adultery, molestation, incest, bestiality, pornography, desire to see other’s nakedness, soap operas [day and night], voyeurism [peeping], indecency, rape.</text:span></text:p>
        </text:list-item>
        <text:list-item>
          <text:p text:style-name="P19"><text:span text:style-name="T4">Abuse</text:span><text:span text:style-name="T1">: Shame, guilt, embarrassment, condemnation, disgrace, anger, rage, violence, revenge, retaliation, blaspheming God, victimization [with all verbal, emotional, physical, sexual, mental and spiritual abuse], incest, rape.</text:span></text:p>
        </text:list-item>
        <text:list-item>
          <text:p text:style-name="P19"><text:span text:style-name="T4">Addictions</text:span><text:span text:style-name="T1">: Compulsions and destructive habits of: enabling, false responsibility. Sleeping disorders, forgetfulness, illegal drug abuse, smoking, manipulation, frequent tardiness, excessive computer play, addiction to video games, being argumentative, obsessive indulgences, seductive behavior, dirty language, excessive foolish talking, hurtful speech, cursing, people-pleasing, holding grudges, stealing, alcohol addiction, prescription drug abuse, violence, lying, eating disorders, breaking promises, bad attitudes, gambling, adult movies, </text:span><text:soft-page-break/><text:span text:style-name="T1">addiction to TV, selfishness, greed, disorganization, making light of things, prejudice, anger, outbursts of anger, gossip.</text:span></text:p>
        </text:list-item>
        <text:list-item>
          <text:p text:style-name="P19"><text:span text:style-name="T4">Occult Behavior</text:span><text:span text:style-name="T1">: Satanism, superstition, accidents: Calling the dead/spirits, horoscopes, palm reading, good luck charms, dungeons and dragons, martial arts, out of body experiences, Ouija boards, fascination with occult movies, use of witchcraft or sorcery [including white magic], cults of any type. Freemasonry, Shriner’s, 8-ball, hypnosis, mental telepathy, occult based video games, placed curse on others, psychics, New Age, fortune-telling, magicians, superstitions, yoga, predicting the future, secret order groups, transcendental meditation, worship of any other than the true God, Eastern Star, séances, psychic healing, blood pacts, horror movies, nightmares, premonitions, fearful or unclean thoughts, demonic/driving thoughts in your mind, demonic visitations, Déjà vu experiences, demonic visions.</text:span></text:p>
        </text:list-item>
        <text:list-item>
          <text:p text:style-name="P19"><text:span text:style-name="T4">Religious bondages of</text:span><text:span text:style-name="T1">: Hinduism, Baha’i faith, Buddhism, Islam, Jehovah’s Witnesses, Hari Krishna, Mormonism, Unitarianism, The Way, Unity, Existentialism, reincarnation, Christian Science, Scientology, The Forum, Marxism, Humanism, Freemason.</text:span></text:p>
        </text:list-item>
        <text:list-item>
          <text:p text:style-name="P19"><text:span text:style-name="T4">Disease, mental/physical infirmities</text:span><text:span text:style-name="T1">: Chronic illness, dyslexia, major diseases, sense impairment, internal organ problems, low energy levels, attention deficit disorder, external physical problems, repeated illness, emotional/mental breakdown, barrenness/infertility, miscarriages, family breakdown or alienation, patterns of sexual abuse, promiscuity or perversion, poverty, premature or untimely death, female problems, suicide, repeated accidents or disorders.</text:span></text:p>
        </text:list-item>
        <text:list-item>
          <text:p text:style-name="P19"><text:span text:style-name="T4">Family Curses</text:span><text:span text:style-name="T1">: Divorce, pregnancy out of marriage, cancer, rape, poverty, fire, disease, murder, death wish, abortion.</text:span></text:p>
        </text:list-item>
      </text:list>
      <text:p text:style-name="P3"/>
      <text:p text:style-name="P10">Breaking Your Generational Curses</text:p>
      <text:p text:style-name="P3">Curses are words said that bring evil usually because of an action. Curses are broken with words and actions.</text:p>
      <text:h text:style-name="P12" text:outline-level="1">Words</text:h>
      <text:p text:style-name="P13"><text:span text:style-name="T4">I confess</text:span><text:span text:style-name="T1"> and renounce the sin of my ancestors, my parents, and my own sin of ____________________.</text:span></text:p>
      <text:p text:style-name="P13"><text:span text:style-name="T4">I break</text:span><text:span text:style-name="T1"> this power from my life and from the lives of my descendants, through the redemptive work of Christ on the cross.</text:span></text:p>
      <text:p text:style-name="P13"><text:span text:style-name="T4">I choose</text:span><text:span text:style-name="T1"> to forgive and release them from this sin; the curses, and the consequences in my life. [Take a moment to reflect on who you need to name]</text:span></text:p>
      <text:p text:style-name="P13"><text:span text:style-name="T4">I ask</text:span><text:span text:style-name="T1"> you to forgive me Lord for this sin: For yielding to it, and to the resulting curses. I receive your forgiveness.</text:span></text:p>
      <text:p text:style-name="P13"><text:span text:style-name="T4">Because</text:span><text:span text:style-name="T1"> of Your forgiveness, Lord, I choose to forgive myself for involvement in this sin and the resulting curses and receive God’s freedom, healing and peace. As a child of God, purchased by the blood of the Lord Jesus Christ, I confess and acknowledge the sins of my ancestors. I choose to release them from every way that their sins have affected my life. <text:s/>Lord, I ask your forgiveness for the ways that I have responded to or have entered into their sins. I now renounce all of the sins of my ancestors, and release them from their effects.</text:span></text:p>
      <text:p text:style-name="P13"><text:span text:style-name="T4">As one who has been crucified with Jesus Christ</text:span><text:span text:style-name="T1"> and raised to walk in the newness of life, I announce to Satan and all his forces that Christ took upon himself the curses and judgments due me when he hung on the cross. Upon this basis, I cancel every curse that has come upon me because of my ancestors, or that may have been released onto me by others, or by myself. I receive my freedom from all curses.</text:span></text:p>
      <text:p text:style-name="P13"><text:span text:style-name="T4">As one who has been delivered from the power of darkness</text:span><text:span text:style-name="T1"> and translated into the kingdom of God’s dear Son, I cancel all rights of every demon to oppress me, because of the sins and curses passed on to me by my ancestors.</text:span></text:p>
      <text:p text:style-name="P13"><text:span text:style-name="T4">As one who has been crucified and raised up with Christ</text:span><text:span text:style-name="T1"> and now sits with Him in heavenly places, I repent and ask forgiveness for ancestors and parents participations in any ritual, oath, vow or worship. I renounce each and every way that Satan may claim ownership of me. I cancel all dedications made by my ancestors or their descendants, including me and my descendants, in the name of Jesus. I declare myself to be completely and eternally signed over to, owned by and committed to the Lord Jesus Christ.</text:span></text:p>
      <text:p text:style-name="P13"><text:span text:style-name="T4">All this I do</text:span><text:span text:style-name="T1"> on the basis of the name and authority of my Lord and Savior, Jesus Christ of Nazareth, and on the truth revealed in the Word of God. Amen!</text:span></text:p>
      <text:h text:style-name="P12" text:outline-level="1"><text:soft-page-break/>Actions</text:h>
      <text:p text:style-name="P15"><text:span text:style-name="T7">You chose</text:span><text:span text:style-name="T8"> to forgive and release your ancestors from the sin, the curses, and the consequences in your life. Now live a life of Forgiveness.</text:span></text:p>
      <text:h text:style-name="P21" text:outline-level="1">Challenge Question</text:h>
      <text:p text:style-name="P8">What are the lies I believe about my getting free of a sin that has plagued 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2pt" fo:font-weight="bold" style:font-name-asian="Times New Roman" style:font-family-asian="'Times New Roman'" style:font-family-generic-asian="system" style:font-pitch-asian="variable" style:font-size-asian="12pt"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style="italic" fo:font-weight="bold" style:font-name-asian="Arial1"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Arial1"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size-asian="36pt" style:font-weight-asian="normal" style:font-size-complex="26pt"/>
    </style:style>
    <style:style style:name="Default_20_Paragraph_20_Font" style:display-name="Default Paragraph Font" style:family="text"/>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0pt"/>
    </style:style>
    <style:style style:name="Heading_20_2_20_Char" style:display-name="Heading 2 Char" style:family="text" style:parent-style-name="Default_20_Paragraph_20_Font">
      <style:text-properties fo:color="#4f81bd"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1"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Title_20_Char" style:display-name="Title Char" style:family="text" style:parent-style-name="Default_20_Paragraph_20_Font">
      <style:text-properties fo:color="#17365d" style:font-name="Arial" fo:font-family="Arial" style:font-family-generic="roman" style:font-pitch="variable" fo:font-size="26pt" fo:letter-spacing="0.0035in" style:letter-kerning="true" style:font-name-asian="Arial1"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Footer_20_Char" style:display-name="Footer Char" style:family="text" style:parent-style-name="Default_20_Paragraph_20_Font">
      <style:text-properties style:font-name="Arial" fo:font-family="Arial" style:font-family-generic="roman" style:font-pitch="variable" style:font-size-complex="10pt"/>
    </style:style>
    <style:style style:name="Header_20_Char" style:display-name="Header Char" style:family="text" style:parent-style-name="Default_20_Paragraph_20_Font">
      <style:text-properties style:font-name="Arial" fo:font-family="Arial" style:font-family-generic="roman" style:font-pitch="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102in" fo:text-indent="-0.2602in" fo:margin-left="0.510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style>
    <style:style style:name="MP2" style:family="paragraph" style:parent-style-name="Footer">
      <style:paragraph-properties fo:text-align="end" style:justify-single-word="false"/>
      <style:text-properties style:font-name="Arial Narrow" fo:font-size="10pt" style:font-size-asian="10pt"/>
    </style:style>
    <style:page-layout style:name="Mpm1" style:page-usage="mirrored">
      <style:page-layout-properties fo:page-width="8.5in" fo:page-height="11in" style:num-format="1" style:print-orientation="portrait" fo:margin-top="0.5in" fo:margin-bottom="0.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402in" fo:margin-left="0in" fo:margin-right="0in" fo:margin-top="0in"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1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bw</meta:initial-creator>
    <meta:editing-cycles>11</meta:editing-cycles>
    <meta:print-date>2017-09-17T16:34:05.088735019</meta:print-date>
    <meta:creation-date>2014-04-22T19:06:00</meta:creation-date>
    <dc:date>2017-09-15T14:27:44.807283306</dc:date>
    <meta:editing-duration>PT17M40S</meta:editing-duration>
    <meta:generator>LibreOffice/5.3.1.2$Linux_X86_64 LibreOffice_project/30m0$Build-2</meta:generator>
    <meta:document-statistic meta:table-count="0" meta:image-count="0" meta:object-count="0" meta:page-count="11" meta:paragraph-count="107" meta:word-count="2937" meta:character-count="17627" meta:non-whitespace-character-count="14778"/>
    <meta:user-defined meta:name="AppVersion">12.0000</meta:user-defined>
    <meta:user-defined meta:name="Company">Grand Rapids Firs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441800320</meta:user-defined>
    <meta:user-defined meta:name="_AuthorEmail" meta:value-type="string">BarbW@grfirst.org</meta:user-defined>
    <meta:user-defined meta:name="_AuthorEmailDisplayName" meta:value-type="string">Barb Winski</meta:user-defined>
    <meta:user-defined meta:name="_EmailSubject" meta:value-type="string">Encounter Participants Manual</meta:user-defined>
    <meta:user-defined meta:name="_ReviewingToolsShownOnce" meta:value-type="string"/>
    <meta:template xlink:type="simple" xlink:actuate="onRequest" xlink:title="Normal.dotm" xlink:href=""/>
  </office:meta>
</office:document-meta>
</file>